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54.82mm"/>
    </style:style>
    <style:style style:name="co4" style:family="table-column">
      <style:table-column-properties fo:break-before="auto" style:column-width="98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3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0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99pt groove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Descripción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ructuras básicas</text:p>
          </table:table-cell>
          <table:table-cell table:style-name="ce2" office:value-type="string" calcext:value-type="string">
            <text:p>Reseña artículo </text:p>
            <text:p><text:span text:style-name="T1">“Let’s Get to the (Floating) Point”</text:span></text:p>
          </table:table-cell>
          <table:table-cell table:style-name="ce2" office:value-type="string" calcext:value-type="string">
            <text:p>Realizar una reseña de una </text:p>
            <text:p>Cuartilla sobre el artículo</text:p>
          </table:table-cell>
          <table:table-cell table:number-columns-repeated="102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structuras básicas</text:p>
          </table:table-cell>
          <table:table-cell table:style-name="ce4" office:value-type="string" calcext:value-type="string">
            <text:p>Estándar IEEE754</text:p>
          </table:table-cell>
          <table:table-cell table:style-name="ce4" office:value-type="string" calcext:value-type="string">
            <text:p>Realizar una clase que convierta</text:p>
            <text:p>Números al estándar IEEE754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Implementación de ListaSimple</text:p>
          </table:table-cell>
          <table:table-cell table:style-name="ce2" office:value-type="string" calcext:value-type="string">
            <text:p>Clase donde se implementan </text:p>
            <text:p>todos los métodos de una lista</text:p>
            <text:p>Ligada simple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Pruebas de ListaSimple</text:p>
          </table:table-cell>
          <table:table-cell table:style-name="ce2" office:value-type="string" calcext:value-type="string">
            <text:p>Tres pruebas de la lista simple:</text:p>
            <text:p>Números, String, clase Automóvil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Paréntesis</text:p>
          </table:table-cell>
          <table:table-cell table:style-name="ce2" office:value-type="string" calcext:value-type="string">
            <text:p>Verificar que los paréntesis en una</text:p>
            <text:p>Expresión estén balanceados</text:p>
          </table:table-cell>
          <table:table-cell table:number-columns-repeated="102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Signos de agrupamiento</text:p>
          </table:table-cell>
          <table:table-cell table:style-name="ce2" office:value-type="string" calcext:value-type="string">
            <text:p>Verificar que los paréntesis en una</text:p>
            <text:p>Expresión estén balanceados y</text:p>
            <text:p>Colocados de manera correct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7*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Verificar operaciones</text:p>
          </table:table-cell>
          <table:table-cell table:style-name="ce2" office:value-type="string" calcext:value-type="string">
            <text:p>Verificar que una operación esté bien escrita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Conversión infijo-posfijo</text:p>
          </table:table-cell>
          <table:table-cell table:style-name="ce2" office:value-type="string" calcext:value-type="string">
            <text:p>Convertir una expresión infija a una prefija, y viceversa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Torres de Hanoi</text:p>
          </table:table-cell>
          <table:table-cell table:style-name="ce2" office:value-type="string" calcext:value-type="string">
            <text:p>Simular con pilas el juego de las torres de Hanoi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structuras lineales</text:p>
          </table:table-cell>
          <table:table-cell table:style-name="ce2" office:value-type="string" calcext:value-type="string">
            <text:p>Supermercado</text:p>
          </table:table-cell>
          <table:table-cell table:style-name="ce2" office:value-type="string" calcext:value-type="string">
            <text:p>Simular con una cola la fila de un supermercado</text:p>
          </table:table-cell>
          <table:table-cell table:number-columns-repeated="1020"/>
        </table:table-row>
        <table:table-row table:style-name="ro1" table:number-rows-repeated="3">
          <table:table-cell table:style-name="ce2" table:number-columns-repeated="4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8P0"/>
    </number:currency-style>
    <number:currency-style style:name="N109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9:18:22.4917146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9:18:27.466700041</meta:creation-date>
    <meta:editing-duration>PT30S</meta:editing-duration>
    <meta:editing-cycles>2</meta:editing-cycles>
    <meta:generator>LibreOffice/6.0.3.2$Linux_X86_64 LibreOffice_project/00m0$Build-2</meta:generator>
    <dc:date>2018-06-29T19:18:52.239946747</dc:date>
    <meta:document-statistic meta:table-count="1" meta:cell-count="44" meta:object-count="0"/>
  </office:meta>
</office:document-meta>
</file>